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REPRESENTACIONES RAYJA S.A.C.</text:p>
      <text:p text:style-name="P12">CANT. TOTAL DE CAJAS: 5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REPRESENTACIONES RAYJ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14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